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1e6c1d" officeooo:paragraph-rsid="001e6c1d"/>
    </style:style>
    <style:style style:name="P2" style:family="paragraph" style:parent-style-name="Text_20_body">
      <style:text-properties officeooo:paragraph-rsid="001f9e7d"/>
    </style:style>
    <style:style style:name="P3" style:family="paragraph" style:parent-style-name="Text_20_body" style:list-style-name="L1">
      <style:text-properties officeooo:rsid="001e6c1d" officeooo:paragraph-rsid="001e6c1d"/>
    </style:style>
    <style:style style:name="P4" style:family="paragraph" style:parent-style-name="Text_20_body" style:list-style-name="L1">
      <style:text-properties style:font-name="Liberation Serif" officeooo:rsid="001e6c1d" officeooo:paragraph-rsid="001e6c1d"/>
    </style:style>
    <style:style style:name="P5" style:family="paragraph" style:parent-style-name="Text_20_body" style:list-style-name="L1">
      <style:text-properties style:font-name="Liberation Serif" officeooo:rsid="00207d66" officeooo:paragraph-rsid="00207d66"/>
    </style:style>
    <style:style style:name="P6" style:family="paragraph" style:parent-style-name="Text_20_body" style:list-style-name="L2"/>
    <style:style style:name="T1" style:family="text">
      <style:text-properties officeooo:rsid="001e6c1d"/>
    </style:style>
    <style:style style:name="T2" style:family="text">
      <style:text-properties style:font-name="LM Mono 12"/>
    </style:style>
    <style:style style:name="T3" style:family="text">
      <style:text-properties style:font-name="Liberation Serif"/>
    </style:style>
    <style:style style:name="T4" style:family="text">
      <style:text-properties officeooo:rsid="001f9e7d"/>
    </style:style>
    <style:style style:name="T5" style:family="text">
      <style:text-properties officeooo:rsid="00207d66"/>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oT4AQ workshop exercises</text:p>
      <text:h text:style-name="Heading_20_1" text:outline-level="1">Exercises on <text:span text:style-name="T1">the Real Time Clocks</text:span></text:h>
      <text:h text:style-name="Heading_20_2" text:outline-level="2">Introduction</text:h>
      <text:p text:style-name="P2">If the ESP32 does not have access to the Internet we must read date and time from the battery backed DS3231 RTC. This however means that the DS3231 has been correctly set before.<text:line-break/>In our standalone <text:span text:style-name="T4">IoT4AQ prog</text:span>ram we must <text:span text:style-name="T4">first read the DS3231 and use its values to set the ESP32 RTC. The ES32 RTC will be used for all time functions after that.</text:span></text:p>
      <text:p text:style-name="P2"><text:span text:style-name="T4">The library ESP32Time gives access to the ESP32 RTC while the RTClib allows to read and write the DS3231.</text:span> </text:p>
      <text:list xml:id="list34330375" text:style-name="L1">
        <text:list-item>
          <text:p text:style-name="P3">Write a program to set the ESP32 RTC. Get time and date from NTP. You must connect to WiFi before you can request the time from NTP.<text:line-break/>Use <text:span text:style-name="T2">configTime(gmtOffset, daylightOffset, ntpServer) </text:span><text:span text:style-name="T3">to set the ESP32 RTC<text:line-break/>Read back the time and date from the ESP32 RTC and print it on the serial console</text:span></text:p>
        </text:list-item>
        <text:list-item>
          <text:p text:style-name="P5">Modify the program to use the ESP32 RTC settings to set the DS3231 RTC. Use RTClib to accomplish this. </text:p>
        </text:list-item>
        <text:list-item>
          <text:p text:style-name="P5">Write a program to get date and time from the DS3231 and print it.</text:p>
        </text:list-item>
        <text:list-item>
          <text:p text:style-name="P4">Write a <text:s/>program that recuperates date and time from the DS3231 and uses the result to set the ESP32 RTC</text:p>
        </text:list-item>
      </text:list>
      <text:h text:style-name="Heading_20_3" text:outline-level="3">Too easy?</text:h>
      <text:list xml:id="list2341458722" text:style-name="L2">
        <text:list-item>
          <text:p text:style-name="P6">Access the DS3231 through I2C commands directly, <text:span text:style-name="T4">using the wire library, <text:s/></text:span>instead of passing through RTClib</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M Mono 12" svg:font-family="'LM Mono 12'"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44:37.032593839</meta:creation-date>
    <dc:date>2024-02-14T10:14:46.949260656</dc:date>
    <meta:editing-duration>PT18M54S</meta:editing-duration>
    <meta:editing-cycles>3</meta:editing-cycles>
    <meta:generator>LibreOffice/7.3.7.2$Linux_X86_64 LibreOffice_project/30$Build-2</meta:generator>
    <meta:document-statistic meta:table-count="0" meta:image-count="0" meta:object-count="0" meta:page-count="1" meta:paragraph-count="11" meta:word-count="223" meta:character-count="1201" meta:non-whitespace-character-count="990"/>
  </office:meta>
</office:document-meta>
</file>